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1</meta:generator>
    <meta:initial-creator>Microsoft Office User</meta:initial-creator>
    <dc:creator>Microsoft Office User</dc:creator>
    <meta:creation-date>2021-04-13T23:31:47Z</meta:creation-date>
    <dc:date>2021-04-20T22:26:53Z</dc:date>
  </office:meta>
</office:document-meta>
</file>